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1595" officeooo:paragraph-rsid="00181595"/>
    </style:style>
    <style:style style:name="P2" style:family="paragraph" style:parent-style-name="Standard">
      <style:text-properties officeooo:rsid="00189197" officeooo:paragraph-rsid="00189197"/>
    </style:style>
    <style:style style:name="P3" style:family="paragraph" style:parent-style-name="Standard">
      <style:text-properties officeooo:rsid="0019bdc7" officeooo:paragraph-rsid="0019bdc7"/>
    </style:style>
    <style:style style:name="P4" style:family="paragraph" style:parent-style-name="Standard">
      <style:text-properties officeooo:rsid="001ab0ec" officeooo:paragraph-rsid="001ab0ec"/>
    </style:style>
    <style:style style:name="P5" style:family="paragraph" style:parent-style-name="Standard">
      <style:text-properties officeooo:rsid="001aed74" officeooo:paragraph-rsid="001aed74"/>
    </style:style>
    <style:style style:name="P6" style:family="paragraph" style:parent-style-name="Standard">
      <style:text-properties officeooo:rsid="001afc26" officeooo:paragraph-rsid="001afc26"/>
    </style:style>
    <style:style style:name="T1" style:family="text">
      <style:text-properties officeooo:rsid="00189197"/>
    </style:style>
    <style:style style:name="T2" style:family="text">
      <style:text-properties officeooo:rsid="0019bdc7"/>
    </style:style>
    <style:style style:name="T3" style:family="text">
      <style:text-properties officeooo:rsid="001ab0ec"/>
    </style:style>
    <style:style style:name="T4" style:family="text">
      <style:text-properties officeooo:rsid="001aed74"/>
    </style:style>
    <style:style style:name="T5" style:family="text">
      <style:text-properties officeooo:rsid="001afc26"/>
    </style:style>
    <style:style style:name="T6" style:family="text">
      <style:text-properties officeooo:rsid="001cca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sche Überlegungen:</text:p>
      <text:p text:style-name="P1">Unsere Aufgabe war es , dass wir unter Verwendung von Capnzero (Einem Projekt von Stephan Opfer um ROS als Middleware durch capnproto und und zeromq <text:span text:style-name="T1">FG-intern </text:span>zu ersetzen.) einen chatbot entwickeln sollten, welcher auf natürliche Srache reagieren kann und dazu benutzt werden sollte um dem Roboter Mehr oder weniger simple Befehle wie „Hol mir einen Kaffee“, oder „Finde meine Tasse“ zu geben. </text:p>
      <text:p text:style-name="P1"/>
      <text:p text:style-name="P1">Die erste Frage, die s<text:span text:style-name="T1">i</text:span>ch uns stellte war, ob wir eine eigene Chatanwendung entwickeln sollten, oder einen bestehenden Messenger zu benutzen. <text:span text:style-name="T1">Zu dieser Frage haben wir uns überlegt, dass wir am besten einen bestehende Messenger benutzen, da wir uns dann mehr auf die Textverarbeitung kümmern können. </text:span></text:p>
      <text:p text:style-name="P2">Die Entscheidung welchen Messenger wir benutzen möchten fiel auf Telegram, denn die API, die Telegram zur Verfügung stellt ist Kostenlos, sehr umfangreich und gut dokumentiert.</text:p>
      <text:p text:style-name="P2"/>
      <text:p text:style-name="P2">Ich habe als erstes angefangen den Teil des Projekts zu implementieren, der mit Telegram kommuniziert. Einer unserer Gedanken war, dass wir Unser Projekt möglichst modular halten wollen, damit es leichter ist <text:span text:style-name="T2">in der Zukunft einzelne Teile des Projekts umzubauen oder von außen einen bestimmten Teil des Projekts anzusprechen.</text:span></text:p>
      <text:p text:style-name="P3">Ein Telegram-Bot benötigt eine API-Key, welchen man über einen Bot in einem Automatisieren Verfahren beantragen kann. Der Bot, bei dem man einen API-Key beantragen kann nennt sich „Bot Father“ und das beantragen läuft folgendermaßen ab:</text:p>
      <text:p text:style-name="P3">1.) Man schreibt den Bot an, in dem man einen Link auf einem Gerät mit Telegram öffnet.</text:p>
      <text:p text:style-name="P3">2.) Damit der Bot weiß, dass du mit ihm kommunizieren möchtest, muss man den Befehl: „/start“ senden.</text:p>
      <text:p text:style-name="P3">3.) Der Bot schickt einem eine Nachricht, in der er erklärt was er kann und wie er benutzt werden möchte. Man kann die befehle in der Nachricht anklicken, in das Textfeld tippen oder aus einer Liste auswählen. Wie genau das funktioniert hängt vom verwendeten Gerät ab. Um einen neuen Bot zu erstellen, muss man „/newbot“ <text:span text:style-name="T3">senden.</text:span></text:p>
      <text:p text:style-name="P4">4.) Der Bot fragt nach dem Namen, der im Client angezeigt werden soll haben soll. Hier antwortet man mit dem Namen, den der eigene Bot tragen soll.</text:p>
      <text:p text:style-name="P4">5.) Der Bot fragt nach einem Benutzernamen für den eigenen Bot. Dieser Benutzername muss eindeutig sein, wobei der Bot-Father einem mitteilt, wenn ein Name bereits vergeben ist. Er Benutzername für einen Bot muss immer auf „bot“ oder „Bot“ enden. Auch hier soll man nur den Namen schicken.</text:p>
      <text:p text:style-name="P4">6.) Die Erstellung ist abgeschlossen und der Bot-Father teilt den API-Key und die URL, unter welcher man den Bot kontaktieren kann mit. Die URL folgt in den meisten Fällen dem Muster: „t.me/&lt;Benutzername&gt;“</text:p>
      <text:p text:style-name="P4"/>
      <text:p text:style-name="P4"/>
      <text:p text:style-name="P5">Komponenten des Projekts:</text:p>
      <text:p text:style-name="P5">Wir haben temporäre Namen für die einzelnen Programme in unserem Projekt vergeben, damit es einfacher ist darüber zu reden.</text:p>
      <text:p text:style-name="P5"/>
      <text:p text:style-name="P4">nach der Einrichtung kann man wenn gewünscht noch ein paar Einstellungen tätigen, die vom Anwendungsfall abhängen und in der Dokumentation der API ausführlich erklärt sind.</text:p>
      <text:p text:style-name="P4">Mit Hilfe einer inoffiziellen Bibliothek für C++ habe ich die TgBridge geschrieben. Diese soll nachrichten von Telegram entgegennehmen und Informationen aus der Telegram Nachricht in eine Datenstruktur verpacken, die wir zum internen Weitertransport benutzen wollten. Nach dem das funktionierte, habe ich die Bridge erweitert, so dass man Auch eine Ausgefüllte Datenstruktur zur Bridge schicken kann, die dann über Telegram verschickt wird. Uhrsprünglich wollte ich eigentlich Senden und Empfangen, aber habe festgestllt, dass <text:span text:style-name="T4">man über einen API-Key nur eine Instanz gleichzeitig verwenden kann. Startet man eine zweite Instanz der Bridge über den selben Key, </text:span><text:soft-page-break/><text:span text:style-name="T4">bekommt die Erste einfach keine Nachrichten mehr und kann auch keine mehr senden. (Dies könnte sich in der zwischenzeit geändert haben, denn ich habe es nicht weiter getestet.)</text:span></text:p>
      <text:p text:style-name="P4"/>
      <text:p text:style-name="P5">Die Nachrichtenobjekte sollen von dem NLP-Modul namens „msgProc“ verarbeitet und in einen Parse-tree zerlegt werden. Wir haben keine C++ Bibliothek zur Verarbeitung von Sprache gefunden, die uns gefallen hat, also haben wir uns bei den vielen Sprachen umgesehen, die von Capnproto und zeromq unterstütz werden und sind bei einem Python-Modul fündig geworden. Das Modul heißt „spacy“.</text:p>
      <text:p text:style-name="P5"/>
      <text:p text:style-name="P5">&lt;Artjon, hier gehört dein Teil hin&gt;</text:p>
      <text:p text:style-name="P5"/>
      <text:p text:style-name="P5">Es sollte auch eine Nutzerdatenbank geben, die aber bisher nicht implementiert wurde. Sie sollte zu Beginn auch auf Messageobjekte lauschen, die von der Bridge empfangen werden und alle Metadaten automatisch aufnehemen, die sie aus den Metadaten der Nachricht lesen kann. Dieses Vorgehen <text:span text:style-name="T5">wollten wir benutzen, damit man den inhalt der Datenbank zurücksetzen kann, ohne dass der Nutzer etwas davon merkt. </text:span></text:p>
      <text:p text:style-name="P6">Jetzt halte ich es für besser, dass die Bridge eine spezielle Nachricht aussendet, wenn sie einen „/start“ Befehl empfängt, denn diesen muss jeder neue Benutzer auf jeden Fall senden. Allerdings ist es dann nicht mehr ohne weiteres möglich veränderungen der Metadaten zu bemerken und die Datenbank automatisch zu aktualisieren. Ich bin noch nicht sicher, ob das überhaupt notwendig ist da sich zumindest laut der API-Dokumentation die UserID nicht ändern kann und wir diese zur Identifizierung benutzen.</text:p>
      <text:p text:style-name="P6"/>
      <text:p text:style-name="P6">Wir waren am Überlegen, ob es sinnvoll sein könnte, ein weiteres Modul zu bauen, welches sich um die Verwaltung der Konfiguration kümmert und die anderen Modul benachrichtigt, wenn sich die Konfiguration ändert. Allerdings haben wir dazu noch nichts implementiert und wissen noch nicht, wie viele Werte der Konfiguration sich überschneiden. Wahrscheinlich ist ein solches Modul erst sinnvoll, wenn größere Teile der Roboter-Software betrachtet, da sich die <text:span text:style-name="T6">erst bei größeren Projekten die Einstellungen signifikant doppeln. In dem Fall kann ein Manager aber Probleme mit der Konfiguration deutlich reduzie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2:41:15.938986068</meta:creation-date>
    <dc:date>2019-03-19T21:59:35.830170409</dc:date>
    <meta:editing-duration>PT27S</meta:editing-duration>
    <meta:editing-cycles>1</meta:editing-cycles>
    <meta:document-statistic meta:table-count="0" meta:image-count="0" meta:object-count="0" meta:page-count="2" meta:paragraph-count="21" meta:word-count="867" meta:character-count="5702" meta:non-whitespace-character-count="4853"/>
    <meta:generator>LibreOffice/6.0.7.3$Linux_X86_64 LibreOffice_project/00m0$Build-3</meta:generator>
  </office:meta>
</office:document-meta>
</file>